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paragraph-properties fo:margin-left="0cm" fo:margin-right="0cm" fo:margin-top="0cm" fo:margin-bottom="0.247cm" style:contextual-spacing="false" fo:text-indent="0cm" style:auto-text-indent="false"/>
      <style:text-properties fo:color="#ef4540" loext:opacity="100%"/>
    </style:style>
    <style:style style:name="P2" style:family="paragraph" style:parent-style-name="Text_20_body">
      <style:paragraph-properties fo:margin-left="0cm" fo:margin-right="0cm" fo:margin-top="0cm" fo:margin-bottom="0.247cm" style:contextual-spacing="false" fo:text-indent="0cm" style:auto-text-indent="false"/>
    </style:style>
    <style:style style:name="P3" style:family="paragraph" style:parent-style-name="Text_20_body" style:list-style-name="L1">
      <style:paragraph-properties fo:margin-left="0cm" fo:margin-right="0cm" fo:margin-top="0cm" fo:margin-bottom="0.247cm" style:contextual-spacing="false" fo:text-indent="0cm" style:auto-text-indent="false"/>
    </style:style>
    <style:style style:name="P4" style:family="paragraph" style:parent-style-name="Text_20_body" style:list-style-name="L2">
      <style:paragraph-properties fo:margin-left="0cm" fo:margin-right="0cm" fo:margin-top="0cm" fo:margin-bottom="0.247cm" style:contextual-spacing="false" fo:text-indent="0cm" style:auto-text-indent="false"/>
    </style:style>
    <style:style style:name="T1" style:family="text">
      <style:text-properties fo:background-color="transparent" loext:char-shading-value="0"/>
    </style:style>
    <style:style style:name="T2" style:family="text">
      <style:text-properties fo:background-color="#ffcf35" loext:char-shading-value="0"/>
    </style:style>
    <text:list-style style:name="L1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Vamos a seguir las instrucciones de <text:a xlink:type="simple" xlink:href="https://code.visualstudio.com/docs/sourcecontrol/intro-to-git" text:style-name="Internet_20_link" text:visited-style-name="Visited_20_Internet_20_Link"><text:span text:style-name="T1">https://code.visualstudio.com/docs/sourcecontrol/intro-to-git</text:span></text:a> para instalar Git y clonaremos el repositorio <text:a xlink:type="simple" xlink:href="https://github.com/dudwcs/A3.6-enunciado.git" text:style-name="Internet_20_link" text:visited-style-name="Visited_20_Internet_20_Link"><text:span text:style-name="T2">https://github.com/dudwcs/A3.6-enunciado.git</text:span></text:a></text:p>
      <text:p text:style-name="P2">Haz una copia de seguridad el fichero php.ini (una copia del fichero con otro nombre, por ejemplo,<text:span text:style-name="Strong_20_Emphasis"> php.ini.bk</text:span>)</text:p>
      <text:p text:style-name="Text_20_body"/>
      <text:p text:style-name="P2">1) En la carpeta request, comprueba que el formulario y el script paridad se comunican correctamente.</text:p>
      <text:list text:style-name="L1">
        <text:list-item>
          <text:p text:style-name="P3">Modifica la directiva <text:a xlink:type="simple" xlink:href="https://www.php.net/manual/es/ini.core.php#ini.request-order" text:style-name="Internet_20_link" text:visited-style-name="Visited_20_Internet_20_Link"><text:span text:style-name="T1">request_order </text:span></text:a> de modo que no utilice el método GET.</text:p>
        </text:list-item>
        <text:list-item>
          <text:p text:style-name="P3">Reinicia el servidor web (Apache o el de la extensión PHP Server) y comprueba el efecto.</text:p>
        </text:list-item>
        <text:list-item>
          <text:p text:style-name="P3">Reemplaza $_REQUEST por $_GET. Comprueba el efecto.</text:p>
        </text:list-item>
        <text:list-item>
          <text:p text:style-name="P3">Modifica la directiva <text:a xlink:type="simple" xlink:href="https://www.php.net/manual/es/ini.core.php#ini.request-order" text:style-name="Internet_20_link" text:visited-style-name="Visited_20_Internet_20_Link"><text:span text:style-name="T1">request_order </text:span></text:a> de modo que vuelva a utilizar el método GET. Reinicia el servidor web (Apache o el de la extensión PHP Server) y comprueba el efecto.</text:p>
        </text:list-item>
        <text:list-item>
          <text:p text:style-name="P3">Cambia el método del formulario de GET a POST y actualiza el script. Comprueba si $valor está establecido y es distinto de null con<text:a xlink:type="simple" xlink:href="https://www.php.net/manual/en/function.isset.php" office:target-frame-name="_blank" xlink:show="new" text:style-name="Internet_20_link" text:visited-style-name="Visited_20_Internet_20_Link"><text:span text:style-name="T1"> isset()</text:span></text:a></text:p>
        </text:list-item>
      </text:list>
      <text:p text:style-name="P2">2) Comprueba los valores de la directiva <text:a xlink:type="simple" xlink:href="https://www.php.net/manual/es/errorfunc.configuration.php#ini.error-reporting" text:style-name="Internet_20_link" text:visited-style-name="Visited_20_Internet_20_Link"><text:span text:style-name="T1">error_reporting</text:span></text:a> en tu php.ini.</text:p>
      <text:list text:style-name="L2">
        <text:list-item>
          <text:p text:style-name="P4">Ejecuta el fichero <text:span text:style-name="Strong_20_Emphasis">errors.php</text:span> y observa el resultado.</text:p>
        </text:list-item>
        <text:list-item>
          <text:p text:style-name="P4">Modifica la directiva <text:a xlink:type="simple" xlink:href="https://www.php.net/manual/es/errorfunc.configuration.php#ini.error-reporting" text:style-name="Internet_20_link" text:visited-style-name="Visited_20_Internet_20_Link"><text:span text:style-name="T1">error_reporting</text:span></text:a> para que no muestre el primer tipo de mensaje que se genera y comprueba el efecto.</text:p>
        </text:list-item>
        <text:list-item>
          <text:p text:style-name="P4">Restaura el valor de la directiva <text:a xlink:type="simple" xlink:href="https://www.php.net/manual/es/errorfunc.configuration.php#ini.error-reporting" text:style-name="Internet_20_link" text:visited-style-name="Visited_20_Internet_20_Link"><text:span text:style-name="T1">error_reporting</text:span></text:a> y comprueba el efecto.</text:p>
        </text:list-item>
        <text:list-item>
          <text:p text:style-name="P4">Modifica ahora <text:a xlink:type="simple" xlink:href="https://www.php.net/manual/es/errorfunc.configuration.php#ini.display-errors" text:style-name="Internet_20_link" text:visited-style-name="Visited_20_Internet_20_Link"><text:span text:style-name="T1">display_errors</text:span></text:a> para que no se muestren los errores y comprueba el efecto.</text:p>
        </text:list-item>
        <text:list-item>
          <text:p text:style-name="P4">Restaura <text:a xlink:type="simple" xlink:href="https://www.php.net/manual/es/errorfunc.configuration.php#ini.display-errors" text:style-name="Internet_20_link" text:visited-style-name="Visited_20_Internet_20_Link"><text:span text:style-name="T1">display_errors</text:span></text:a> y comprueba el efecto.</text:p>
        </text:list-item>
        <text:list-item>
          <text:p text:style-name="P4">Finalmente, utiliza la función<text:a xlink:type="simple" xlink:href="https://www.php.net/manual/es/function.ini-set.php" text:style-name="Internet_20_link" text:visited-style-name="Visited_20_Internet_20_Link"><text:span text:style-name="T1"> ini_set()</text:span></text:a> con display_errors de forma que, para este script, no se muestren los errores. Puedes realizar una copia del fichero sin la función ini_set() y observar la diferencia.</text:p>
        </text:list-item>
        <text:list-item>
          <text:p text:style-name="P4">¿Qué valor muestra el script resultado de</text:p>
        </text:list-item>
      </text:list>
      <text:p text:style-name="P1">echo 'Valor de \$GLOBALS["b"] es '. $GLOBALS["b"]."&lt;br/&gt;";</text:p>
      <text:p text:style-name="P2"/>
      <text:p text:style-name="P2"/>
      <text:p text:style-name="P2">3) Ejecuta<text:span text:style-name="Strong_20_Emphasis"> entorno.php</text:span>. Deberías ver una lista de variables de entorno con sus valores. Si no es así, revisa la directiva <text:a xlink:type="simple" xlink:href="https://www.php.net/manual/en/ini.core.php#ini.variables-order" text:style-name="Internet_20_link" text:visited-style-name="Visited_20_Internet_20_Link"><text:span text:style-name="Variable"><text:span text:style-name="T1">variables_order</text:span></text:span></text:a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ariable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15T20:50:59.457000000</meta:creation-date>
    <dc:date>2024-01-15T20:51:10.051000000</dc:date>
    <meta:editing-duration>PT10S</meta:editing-duration>
    <meta:editing-cycles>1</meta:editing-cycles>
    <meta:generator>LibreOffice/7.6.4.1$Windows_X86_64 LibreOffice_project/e19e193f88cd6c0525a17fb7a176ed8e6a3e2aa1</meta:generator>
    <meta:document-statistic meta:table-count="0" meta:image-count="0" meta:object-count="0" meta:page-count="1" meta:paragraph-count="18" meta:word-count="288" meta:character-count="1827" meta:non-whitespace-character-count="1567"/>
  </office:meta>
</office:document-meta>
</file>